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-Roman" svg:font-family="Times-Roman" style:font-family-generic="roman"/>
    <style:font-face style:name="Courier 10 Pitch" svg:font-family="'Courier 10 Pitch'" style:font-adornments="Predeterminado" style:font-pitch="fixed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Pregunta">
      <style:text-properties style:font-name="Times-Roman" fo:font-size="11pt" style:text-underline-style="none" style:font-name-asian="Times-Roman" style:font-size-asian="11pt" style:font-name-complex="Times-Roman" style:font-size-complex="11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background-color="#b3b3b3" fo:padding="0.049cm" fo:border="0.06pt solid #000000" style:shadow="none">
        <style:background-image/>
      </style:paragraph-properties>
    </style:style>
    <style:style style:name="P4" style:family="paragraph" style:parent-style-name="Text_20_body">
      <style:paragraph-properties fo:text-align="justify" style:justify-single-word="false" fo:background-color="#b3b3b3" fo:padding="0.049cm" fo:border="0.06pt solid #000000" style:shadow="none">
        <style:background-image/>
      </style:paragraph-properties>
    </style:style>
    <style:style style:name="P5" style:family="paragraph" style:parent-style-name="Standard" style:list-style-name="L2"/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Text_20_body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984ec"/>
    </style:style>
    <style:style style:name="T3" style:family="text">
      <style:text-properties officeooo:rsid="001abdc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Objectiu</text:span> 6: Temporització de tasques</text:p>
      <text:h text:style-name="Heading_20_1" text:outline-level="1">Objectiu</text:h>
      <text:p text:style-name="Text_20_body">Ser capaços de programar tasques de manera puntual i periòdica. </text:p>
      <text:h text:style-name="Heading_20_1" text:outline-level="1">Abans de començar</text:h>
      <text:p text:style-name="Text_20_body">Hauríeu de tenir fets els següents scripts de les pràctiques anteriors:</text:p>
      <text:list xml:id="list5485252107807147869" text:style-name="L1">
        <text:list-item>
          <text:p text:style-name="P7"><text:span text:style-name="User_20_Entry">ocupacio.sh</text:span></text:p>
        </text:list-item>
        <text:list-item>
          <text:p text:style-name="P7"><text:span text:style-name="User_20_Entry">badusers.pl</text:span></text:p>
        </text:list-item>
      </text:list>
      <text:h text:style-name="Heading_20_1" text:outline-level="1">Tasques puntuals</text:h>
      <text:h text:style-name="Heading_20_2" text:outline-level="2"><text:span text:style-name="T2"><text:s/></text:span>Amb quina comanda es programen habitualment les tasques puntuals?</text:h>
      <text:p text:style-name="Pregunta"/>
      <text:p text:style-name="Pregunta"/>
      <text:p text:style-name="Text_20_body">Fent servir aquesta comanda programeu les següents tasques:</text:p>
      <text:h text:style-name="Heading_20_2" text:outline-level="2">Un esborrat dels fitxers del directori /tmp a les 2 de la nit d'avui.</text:h>
      <text:p text:style-name="P3"/>
      <text:h text:style-name="Heading_20_2" text:outline-level="2">Fer un llistat dels usuaris connectats al servidor dintre de 10 minuts. Aquest llistat s'ha de deixar al home del root amb el nom usuaris-<text:span text:style-name="Emphasis">data</text:span>.txt . On data serà la data del moment en que s'ha fet el llistat.</text:h>
      <text:p text:style-name="P3"/>
      <text:h text:style-name="Heading_20_2" text:outline-level="2">Un <text:span text:style-name="User_20_Entry">shutdown</text:span> del vostre servidor al final de la classe. Volem que avisi als usuaris del sistema 5 minuts abans.</text:h>
      <text:p text:style-name="P3"/>
      <text:p text:style-name="Text_20_body">Volem restringir aquest servei a l'usuari root. </text:p>
      <text:h text:style-name="Heading_20_2" text:outline-level="2">Quin fitxer hem de crear? Amb quin contingut?</text:h>
      <text:p text:style-name="Pregunta"/>
      <text:p text:style-name="Pregunta"><text:soft-page-break/></text:p>
      <text:h text:style-name="Heading_20_2" text:outline-level="2">Proveu de fer servir la comanda <text:span text:style-name="User_20_Entry">at</text:span> amb un altre usuari i comproveu que efectivament no us deixa.</text:h>
      <text:p text:style-name="P4"/>
      <text:h text:style-name="Heading_20_1" text:outline-level="1">Tasques periòdiques</text:h>
      <text:p text:style-name="Standard"/>
      <text:p text:style-name="P2">Mireu el manual de les comandes <text:span text:style-name="User_20_Entry">cron</text:span> i <text:span text:style-name="User_20_Entry">crontab</text:span> i contesteu a les següents preguntes:</text:p>
      <text:p text:style-name="Standard"/>
      <text:h text:style-name="Heading_20_2" text:outline-level="2">Com podem veure quin es el contingut del cron d'un usuari?</text:h>
      <text:p text:style-name="Pregunta"/>
      <text:p text:style-name="Pregunta"/>
      <text:h text:style-name="Heading_20_2" text:outline-level="2">Com podem afegir-hi noves tasques periòdiques?</text:h>
      <text:p text:style-name="Pregunta"/>
      <text:p text:style-name="Pregunta"/>
      <text:h text:style-name="Heading_20_2" text:outline-level="2">Com podem limitar qui té accés al servei de <text:span text:style-name="T1">cron</text:span>?</text:h>
      <text:p text:style-name="Pregunta"/>
      <text:p text:style-name="Pregunta"/>
      <text:p text:style-name="P2">Un problema a l'hora de fer servir cron és assegurar-nos que hem especificat correctament la freqüència sense haver d'esperar i veure que quan arriba el moment no s'executa (en particular quan falta molt de temps).</text:p>
      <text:p text:style-name="Standard"/>
      <text:h text:style-name="Heading_20_2" text:outline-level="2">Que podríem fer per comprovar en el mateix moment que els nostres fitxers de crontab són correctes?</text:h>
      <text:p text:style-name="Pregunta"/>
      <text:p text:style-name="Pregunta"/>
      <text:p text:style-name="Pregunta"/>
      <text:h text:style-name="Heading_20_2" text:outline-level="2">Quins efectes col·laterals tindria això?</text:h>
      <text:p text:style-name="Pregunta"/>
      <text:p text:style-name="Pregunta"/>
      <text:p text:style-name="Pregunta"/>
      <text:p text:style-name="Pregunta"/>
      <text:p text:style-name="Standard"><text:soft-page-break/></text:p>
      <text:p text:style-name="P2">Volem controlar l'ocupació d'una sèrie d'usuaris (fent servir l'script <text:span text:style-name="User_20_Entry">ocupacio.sh </text:span>que vareu fer) que estaran especificats al fitxer <text:span text:style-name="Strong_20_Emphasis">/etc/ocupacio.users</text:span>. El control es farà tots els diumenges. </text:p>
      <text:p text:style-name="Standard"/>
      <text:h text:style-name="Heading_20_2" text:outline-level="2">Quina entrada afegireu al crontab? De quin usuari? </text:h>
      <text:p text:style-name="Pregunta"><text:span text:style-name="User_20_Entry"/></text:p>
      <text:p text:style-name="Pregunta"><text:span text:style-name="User_20_Entry"/></text:p>
      <text:p text:style-name="Pregunta"><text:span text:style-name="User_20_Entry"/></text:p>
      <text:p text:style-name="Standard"/>
      <text:p text:style-name="P2">També volem controlar els usuaris innecessaris del sistema fent servir l'script <text:span text:style-name="User_20_Entry">badusers.pl</text:span>. Aquest control es realitzarà el primer dia de cada mes.</text:p>
      <text:p text:style-name="Standard"/>
      <text:h text:style-name="Heading_20_2" text:outline-level="2">Quina entrada afegireu al crontab? De quin usuari? </text:h>
      <text:p text:style-name="Pregunta"/>
      <text:p text:style-name="Pregunta"/>
      <text:p text:style-name="Pregunta"/>
      <text:h text:style-name="Heading_20_2" text:outline-level="2">Que hem de fer perquè el llistat d'usuaris que genera l'script ens arribi per correu?</text:h>
      <text:p text:style-name="Pregunta"><text:span text:style-name="User_20_Entry"/></text:p>
      <text:p text:style-name="Pregunta"><text:span text:style-name="User_20_Entry"/></text:p>
      <text:p text:style-name="Pregunta"/>
      <text:p text:style-name="P2">L'usuari xavim vol fer <text:s/>backups del seu home. Feu servir cron perquè es compleixin les següents condicions:</text:p>
      <text:list xml:id="list5129081189464232152" text:style-name="L2">
        <text:list-item>
          <text:p text:style-name="P5">És farà un backup total cada primer dilluns de mes</text:p>
        </text:list-item>
        <text:list-item>
          <text:p text:style-name="P6">És farà un backup incremental tots els dimecres i dissabtes respecte al <text:s/>backup total.</text:p>
        </text:list-item>
        <text:list-item>
          <text:p text:style-name="P6">Els backups es guardaran al mateix home de l'usuari xavim a un directori backups. Evidentment no s'ha de fer backup dels backups.</text:p>
        </text:list-item>
        <text:list-item>
          <text:p text:style-name="P5">El nom dels backups ha d'incloure la data en la que es varen fer i el tipus de backup.</text:p>
        </text:list-item>
        <text:list-item>
          <text:p text:style-name="P5">Per reduir l'espai que ocupen el primer dia de cada mes es comprovarà si el tamany total dels backups és superior a 100 Mb. Si és així s'esborraran tants backups com calgui fins estar per sota del límit en ordre cronològic ascendent (primer els més vells).</text:p>
        </text:list-item>
        <text:list-item>
          <text:p text:style-name="P5">L'usuari xavim només vol rebre missatges de cron si hi ha errors.</text:p>
        </text:list-item>
      </text:list>
      <text:p text:style-name="Standard"><text:span text:style-name="User_20_Entry"/></text:p>
      <text:h text:style-name="Heading_20_2" text:outline-level="2"><text:span text:style-name="T2">Mostreu</text:span> com ho heu fet.</text:h>
      <text:p text:style-name="Pregunta"/>
      <text:p text:style-name="Pregunta"/>
      <text:p text:style-name="Pregunta"><text:soft-page-break/></text:p>
      <text:p text:style-name="Pregunta"/>
      <text:p text:style-name="Pregunta"/>
      <text:p text:style-name="Pregunta"/>
      <text:p text:style-name="Pregunta"/>
      <text:p text:style-name="Pregunta"/>
      <text:p text:style-name="Pregunta"/>
      <text:p text:style-name="Pregunta"/>
      <text:p text:style-name="Pregunta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imes-Roman" svg:font-family="Times-Roman" style:font-family-generic="roman"/>
    <style:font-face style:name="Courier 10 Pitch" svg:font-family="'Courier 10 Pitch'" style:font-adornments="Predeterminado" style:font-pitch="fixed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ca" fo:country="ES" style:font-name-asian="Bitstream Vera Sans2" style:font-size-asian="12pt" style:language-asian="es" style:country-asian="ES" style:font-name-complex="Bitstream Vera Sans2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ca" fo:country="ES" style:font-name-asian="Bitstream Vera Sans2" style:font-size-asian="12pt" style:language-asian="es" style:country-asian="ES" style:font-name-complex="Bitstream Vera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1" fo:font-family="'Bitstream Vera Sans'" style:font-family-generic="swiss" style:font-pitch="variable" fo:font-size="16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gunta" style:family="paragraph" style:parent-style-name="Text_20_body" style:class="text">
      <style:paragraph-properties fo:background-color="#c0c0c0" fo:padding="0.049cm" fo:border="0.06pt solid #000000" style:shadow="none">
        <style:background-image/>
      </style:paragraph-properties>
    </style:style>
    <style:style style:name="ejemplo" style:family="paragraph" style:parent-style-name="Pregunta" style:master-page-name="">
      <style:paragraph-properties style:page-number="auto" fo:background-color="#e6e6e6">
        <style:background-image/>
      </style:paragraph-properties>
      <style:text-properties style:font-name="Courier 10 Pitch" fo:font-family="'Courier 10 Pitch'" style:font-style-name="Predeterminado" style:font-pitch="fixe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style="oblique" style:text-underline-style="solid" style:text-underline-width="auto" style:text-underline-color="font-color" fo:font-weight="normal" style:font-weight-asian="bold" style:font-weight-complex="bold"/>
    </style:style>
    <style:style style:name="Exampl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min-label-distance="0.381cm"/>
      </text:outline-level-style>
      <text:outline-level-style text:level="2" style:num-prefix=" " style:num-suffix=" " style:num-format="1" text:display-levels="2">
        <style:list-level-properties text:min-label-distance="0.381cm"/>
      </text:outline-level-style>
      <text:outline-level-style text:level="3" style:num-prefix=" " style:num-suffix=" " style:num-format="1" text:display-levels="3">
        <style:list-level-properties text:min-label-distance="0.381cm"/>
      </text:outline-level-style>
      <text:outline-level-style text:level="4" style:num-prefix=" " style:num-suffix=" " style:num-format="1" text:display-levels="4">
        <style:list-level-properties text:min-label-distance="0.381cm"/>
      </text:outline-level-style>
      <text:outline-level-style text:level="5" style:num-prefix=" " style:num-suffix=" " style:num-format="1" text:display-levels="5">
        <style:list-level-properties text:min-label-distance="0.381cm"/>
      </text:outline-level-style>
      <text:outline-level-style text:level="6" style:num-prefix=" " style:num-suffix=" " style:num-format="1" text:display-levels="6">
        <style:list-level-properties text:min-label-distance="0.381cm"/>
      </text:outline-level-style>
      <text:outline-level-style text:level="7" style:num-prefix=" " style:num-suffix=" " style:num-format="1" text:display-levels="7">
        <style:list-level-properties text:min-label-distance="0.381cm"/>
      </text:outline-level-style>
      <text:outline-level-style text:level="8" style:num-prefix=" " style:num-suffix=" " style:num-format="1" text:display-levels="8">
        <style:list-level-properties text:min-label-distance="0.381cm"/>
      </text:outline-level-style>
      <text:outline-level-style text:level="9" style:num-prefix=" " style:num-suffix=" " style:num-format="1" text:display-levels="9">
        <style:list-level-properties text:min-label-distance="0.381cm"/>
      </text:outline-level-style>
      <text:outline-level-style text:level="10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02-14T15:02:00</meta:creation-date>
    <dc:date>2016-06-09T16:51:23.538203484</dc:date>
    <meta:printed-by>Mauricio Alvarez</meta:printed-by>
    <meta:print-date>2007-04-10T17:06:57</meta:print-date>
    <dc:language>ca-ES</dc:language>
    <meta:editing-cycles>109</meta:editing-cycles>
    <meta:editing-duration>P13DT12H15M1S</meta:editing-duration>
    <meta:document-statistic meta:table-count="0" meta:image-count="0" meta:object-count="0" meta:page-count="4" meta:paragraph-count="37" meta:word-count="509" meta:character-count="2969" meta:non-whitespace-character-count="2478"/>
    <meta:user-defined meta:name="Info 1"/>
    <meta:user-defined meta:name="Info 2"/>
    <meta:user-defined meta:name="Info 3"/>
    <meta:user-defined meta:name="Info 4"/>
  </office:meta>
</office:document-meta>
</file>